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9403" officeooo:paragraph-rsid="000f9403"/>
    </style:style>
    <style:style style:name="P2" style:family="paragraph" style:parent-style-name="Standard">
      <style:paragraph-properties fo:text-align="start" style:justify-single-word="false"/>
      <style:text-properties officeooo:rsid="000f9403" officeooo:paragraph-rsid="000f9403"/>
    </style:style>
    <style:style style:name="P3" style:family="paragraph" style:parent-style-name="Standard">
      <style:paragraph-properties fo:text-align="start" style:justify-single-word="false"/>
      <style:text-properties officeooo:rsid="000f9403" officeooo:paragraph-rsid="001153ed"/>
    </style:style>
    <style:style style:name="P4" style:family="paragraph" style:parent-style-name="Standard">
      <style:paragraph-properties fo:text-align="start" style:justify-single-word="false"/>
      <style:text-properties officeooo:rsid="000f99b4" officeooo:paragraph-rsid="001127df"/>
    </style:style>
    <style:style style:name="P5" style:family="paragraph" style:parent-style-name="Standard">
      <style:paragraph-properties fo:text-align="start" style:justify-single-word="false"/>
      <style:text-properties officeooo:rsid="001153ed" officeooo:paragraph-rsid="001153ed"/>
    </style:style>
    <style:style style:name="P6" style:family="paragraph" style:parent-style-name="Standard">
      <style:paragraph-properties fo:text-align="start" style:justify-single-word="false"/>
      <style:text-properties officeooo:rsid="00135773" officeooo:paragraph-rsid="00135773"/>
    </style:style>
    <style:style style:name="T1" style:family="text">
      <style:text-properties officeooo:rsid="000f99b4"/>
    </style:style>
    <style:style style:name="T2" style:family="text">
      <style:text-properties officeooo:rsid="001127df"/>
    </style:style>
    <style:style style:name="T3" style:family="text">
      <style:text-properties officeooo:rsid="001153ed"/>
    </style:style>
    <style:style style:name="T4" style:family="text">
      <style:text-properties officeooo:rsid="00132608"/>
    </style:style>
    <style:style style:name="T5" style:family="text">
      <style:text-properties officeooo:rsid="00135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5</text:p>
      <text:p text:style-name="P1"/>
      <text:p text:style-name="P3">1) <text:span text:style-name="T4">de puis rep : </text:span>.* <text:span text:style-name="T1">= .a1 , ..R ,r1 , . , .. </text:span></text:p>
      <text:p text:style-name="P2"/>
      <text:p text:style-name="P4">2) <text:span text:style-name="T4">depuis système : </text:span>??[!a-z] <text:span text:style-name="T2">= AAA , AA !, R12</text:span></text:p>
      <text:p text:style-name="P4"/>
      <text:p text:style-name="P4"><text:span text:style-name="T2">3) </text:span><text:span text:style-name="T4">depuis rep : </text:span><text:span text:style-name="T2">??[!a-z] </text:span><text:span text:style-name="T3">= R.R , aa1 , .a1</text:span></text:p>
      <text:p text:style-name="P4"/>
      <text:p text:style-name="P5">4) <text:span text:style-name="T4">depuis ..R : </text:span>??[!a-z] = faA</text:p>
      <text:p text:style-name="P5"/>
      <text:p text:style-name="P5">5) <text:span text:style-name="T4">depuis .rl : </text:span>??[!a-z] = B.B</text:p>
      <text:p text:style-name="P5"/>
      <text:p text:style-name="P5">6) <text:span text:style-name="T5">depuis rep :</text:span> .*/??[!a-z] = ..R, <text:span text:style-name="T4">B.B , .r1</text:span></text:p>
      <text:p text:style-name="P5"/>
      <text:p text:style-name="P6">7) depuis rep : ls -a .*/??[!a-z] = ../faA , .r1/B.B , ./aa1 , ./a1 , ../AAA , ../AA !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5:38:05.105562666</meta:creation-date>
    <dc:date>2022-10-24T16:02:39.675443340</dc:date>
    <meta:editing-duration>PT24M34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8" meta:word-count="83" meta:character-count="327" meta:non-whitespace-character-count="251"/>
  </office:meta>
</office:document-meta>
</file>